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a2cbe" officeooo:paragraph-rsid="001a2cbe"/>
    </style:style>
    <style:style style:name="P2"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4"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5"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9"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3" style:family="paragraph" style:parent-style-name="Standard">
      <style:paragraph-properties fo:text-align="start" style:justify-single-word="false" fo:break-before="page"/>
      <style:text-properties fo:font-style="normal" style:text-underline-style="none" officeooo:rsid="001b0da5" officeooo:paragraph-rsid="001b0da5" style:font-style-asian="normal" style:font-style-complex="normal"/>
    </style:style>
    <style:style style:name="P24"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5" style:family="paragraph" style:parent-style-name="Standard">
      <style:paragraph-properties fo:text-align="start" style:justify-single-word="false" fo:break-before="pag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6"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rsid="001e7ae1" officeooo:paragraph-rsid="001e7ae1"/>
    </style:style>
    <style:style style:name="P29" style:family="paragraph" style:parent-style-name="Table_20_Contents">
      <style:paragraph-properties fo:text-align="start" style:justify-single-word="false"/>
      <style:text-properties officeooo:rsid="001fffc4" officeooo:paragraph-rsid="001fffc4"/>
    </style:style>
    <style:style style:name="P30" style:family="paragraph" style:parent-style-name="Table_20_Contents">
      <style:paragraph-properties fo:text-align="start" style:justify-single-word="false"/>
      <style:text-properties officeooo:rsid="002000b3" officeooo:paragraph-rsid="002000b3"/>
    </style:style>
    <style:style style:name="P31" style:family="paragraph" style:parent-style-name="Table_20_Contents">
      <style:paragraph-properties fo:text-align="start" style:justify-single-word="false"/>
      <style:text-properties officeooo:rsid="0023416f" officeooo:paragraph-rsid="0023416f"/>
    </style:style>
    <style:style style:name="P32" style:family="paragraph" style:parent-style-name="Table_20_Contents">
      <style:paragraph-properties fo:text-align="start" style:justify-single-word="false"/>
      <style:text-properties officeooo:rsid="0024a006" officeooo:paragraph-rsid="0024a006"/>
    </style:style>
    <style:style style:name="P33" style:family="paragraph" style:parent-style-name="Table_20_Contents">
      <style:paragraph-properties fo:text-align="start" style:justify-single-word="false"/>
      <style:text-properties officeooo:rsid="00282a39" officeooo:paragraph-rsid="00282a39"/>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weight="bold" officeooo:rsid="00330fbb" officeooo:paragraph-rsid="00330fbb" style:font-weight-asian="bold" style:font-weight-complex="bold"/>
    </style:style>
    <style:style style:name="P39" style:family="paragraph" style:parent-style-name="Heading_20_2">
      <style:paragraph-properties fo:break-before="page"/>
      <style:text-properties officeooo:rsid="00394f3d" officeooo:paragraph-rsid="00394f3d"/>
    </style:style>
    <style:style style:name="P40" style:family="paragraph" style:parent-style-name="Heading_20_2">
      <style:paragraph-properties fo:break-before="page"/>
      <style:text-properties officeooo:rsid="00394f3d" officeooo:paragraph-rsid="003c87c4"/>
    </style:style>
    <style:style style:name="P41" style:family="paragraph" style:parent-style-name="Table_20_Contents">
      <style:text-properties officeooo:rsid="00330fbb" officeooo:paragraph-rsid="003e8f2d"/>
    </style:style>
    <style:style style:name="P42" style:family="paragraph" style:parent-style-name="Table_20_Contents">
      <style:text-properties officeooo:paragraph-rsid="00337172"/>
    </style:style>
    <style:style style:name="P43" style:family="paragraph" style:parent-style-name="Table_20_Contents">
      <style:text-properties officeooo:rsid="00345970" officeooo:paragraph-rsid="00345970"/>
    </style:style>
    <style:style style:name="P44" style:family="paragraph" style:parent-style-name="Table_20_Contents">
      <style:text-properties officeooo:rsid="00350abd" officeooo:paragraph-rsid="00350abd"/>
    </style:style>
    <style:style style:name="P45" style:family="paragraph" style:parent-style-name="Table_20_Contents">
      <style:text-properties officeooo:rsid="0036aef2" officeooo:paragraph-rsid="0036aef2"/>
    </style:style>
    <style:style style:name="P46" style:family="paragraph" style:parent-style-name="Table_20_Contents">
      <style:text-properties officeooo:rsid="003e8f2d" officeooo:paragraph-rsid="003e8f2d"/>
    </style:style>
    <style:style style:name="P47" style:family="paragraph" style:parent-style-name="Table_20_Contents">
      <style:text-properties officeooo:rsid="00418b95" officeooo:paragraph-rsid="00418b95"/>
    </style:style>
    <style:style style:name="P48"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53"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54" style:family="paragraph" style:parent-style-name="Preformatted_20_Text">
      <style:text-properties fo:font-variant="normal" fo:text-transform="none" fo:color="#000000" style:font-name="Arial Black" fo:font-size="12pt" fo:letter-spacing="normal" fo:font-style="italic" fo:font-weight="bold" officeooo:rsid="003c87c4" officeooo:paragraph-rsid="003c87c4" style:font-size-asian="12pt" style:font-style-asian="italic" style:font-weight-asian="bold" style:font-size-complex="12pt" style:font-style-complex="italic" style:font-weight-complex="bold"/>
    </style:style>
    <style:style style:name="P55" style:family="paragraph" style:parent-style-name="Preformatted_20_Text" style:list-style-name="L1">
      <style:text-properties fo:color="#000000" style:font-name="Liberation Serif" fo:font-size="12pt"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56" style:family="paragraph" style:parent-style-name="Preformatted_20_Text" style:list-style-name="L1">
      <style:text-properties fo:color="#000000" style:font-name="Liberation Serif" fo:font-size="12pt"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57" style:family="paragraph" style:parent-style-name="Text_20_body">
      <style:text-properties officeooo:rsid="003165af" officeooo:paragraph-rsid="003165af"/>
    </style:style>
    <style:style style:name="P58" style:family="paragraph" style:parent-style-name="Text_20_body">
      <style:text-properties fo:font-weight="bold" officeooo:rsid="003165af" officeooo:paragraph-rsid="003165af" style:font-weight-asian="bold" style:font-weight-complex="bold"/>
    </style:style>
    <style:style style:name="P59" style:family="paragraph" style:parent-style-name="Text_20_body">
      <style:text-properties fo:font-weight="bold" officeooo:rsid="00330fbb" officeooo:paragraph-rsid="00330fbb" style:font-weight-asian="bold" style:font-weight-complex="bold"/>
    </style:style>
    <style:style style:name="P60" style:family="paragraph" style:parent-style-name="Text_20_body" style:list-style-name="L1">
      <style:text-properties fo:font-weight="bold" officeooo:rsid="00330fbb" officeooo:paragraph-rsid="00330fbb" style:font-weight-asian="bold" style:font-weight-complex="bold"/>
    </style:style>
    <style:style style:name="P61" style:family="paragraph" style:parent-style-name="Text_20_body">
      <style:text-properties fo:font-weight="normal" officeooo:rsid="00330fbb" officeooo:paragraph-rsid="00330fbb" style:font-weight-asian="normal" style:font-weight-complex="normal"/>
    </style:style>
    <style:style style:name="P62" style:family="paragraph" style:parent-style-name="Text_20_body">
      <style:text-properties fo:font-weight="normal" officeooo:paragraph-rsid="00330fbb" style:font-weight-asian="normal" style:font-weight-complex="normal"/>
    </style:style>
    <style:style style:name="P63" style:family="paragraph" style:parent-style-name="Text_20_body">
      <style:text-properties fo:font-weight="normal" officeooo:rsid="00337172" officeooo:paragraph-rsid="00337172" style:font-weight-asian="normal" style:font-weight-complex="normal"/>
    </style:style>
    <style:style style:name="P64" style:family="paragraph" style:parent-style-name="Text_20_body">
      <style:text-properties fo:font-weight="normal" officeooo:rsid="00350abd" officeooo:paragraph-rsid="00350abd" style:font-weight-asian="normal" style:font-weight-complex="normal"/>
    </style:style>
    <style:style style:name="P65" style:family="paragraph" style:parent-style-name="Text_20_body">
      <style:text-properties fo:font-weight="normal" officeooo:rsid="0036aef2" officeooo:paragraph-rsid="0036aef2" style:font-weight-asian="normal" style:font-weight-complex="normal"/>
    </style:style>
    <style:style style:name="P66" style:family="paragraph" style:parent-style-name="Text_20_body">
      <style:text-properties fo:font-weight="normal" officeooo:rsid="003e8f2d" officeooo:paragraph-rsid="003e8f2d" style:font-weight-asian="normal" style:font-weight-complex="normal"/>
    </style:style>
    <style:style style:name="P67" style:family="paragraph" style:parent-style-name="Text_20_body">
      <style:text-properties fo:font-weight="normal" officeooo:rsid="00418b95" officeooo:paragraph-rsid="00418b95" style:font-weight-asian="normal" style:font-weight-complex="normal"/>
    </style:style>
    <style:style style:name="P68" style:family="paragraph" style:parent-style-name="Text_20_body">
      <style:text-properties officeooo:rsid="00394f3d" officeooo:paragraph-rsid="00394f3d"/>
    </style:style>
    <style:style style:name="P69" style:family="paragraph" style:parent-style-name="Text_20_body">
      <style:text-properties officeooo:rsid="00394f3d" officeooo:paragraph-rsid="003ad687"/>
    </style:style>
    <style:style style:name="P70" style:family="paragraph" style:parent-style-name="Text_20_body">
      <style:text-properties officeooo:paragraph-rsid="00394f3d"/>
    </style:style>
    <style:style style:name="P71" style:family="paragraph" style:parent-style-name="Text_20_body">
      <style:text-properties officeooo:rsid="003ad687" officeooo:paragraph-rsid="003ad687"/>
    </style:style>
    <style:style style:name="P72" style:family="paragraph" style:parent-style-name="Text_20_body">
      <style:text-properties officeooo:rsid="003c87c4" officeooo:paragraph-rsid="003c87c4"/>
    </style:style>
    <style:style style:name="P73"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74" style:family="paragraph" style:parent-style-name="Text_20_body">
      <style:text-properties fo:font-style="normal" fo:font-weight="normal" officeooo:rsid="00418b95" officeooo:paragraph-rsid="00418b95" style:font-style-asian="normal" style:font-weight-asian="normal" style:font-style-complex="normal" style:font-weight-complex="normal"/>
    </style:style>
    <style:style style:name="P75" style:family="paragraph" style:parent-style-name="Text_20_body">
      <style:text-properties fo:color="#000000" style:font-name="Arial Black" fo:font-size="12pt" fo:font-style="italic" fo:font-weight="bold" officeooo:rsid="003ea7fb" officeooo:paragraph-rsid="003ea7fb" style:font-size-asian="12pt" style:font-style-asian="italic" style:font-weight-asian="bold" style:font-size-complex="12pt" style:font-style-complex="italic" style:font-weight-complex="bold"/>
    </style:style>
    <style:style style:name="P76" style:family="paragraph" style:parent-style-name="Text_20_body">
      <style:text-properties officeooo:rsid="00418b95" officeooo:paragraph-rsid="00418b95"/>
    </style:style>
    <style:style style:name="P77" style:family="paragraph" style:parent-style-name="Text_20_body">
      <style:paragraph-properties fo:break-before="page"/>
      <style:text-properties fo:font-weight="normal" officeooo:rsid="00337172" officeooo:paragraph-rsid="00337172"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c2dd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c2dd5" style:font-weight-asian="normal" style:font-weight-complex="normal"/>
    </style:style>
    <style:style style:name="T10" style:family="text">
      <style:text-properties fo:font-weight="normal" officeooo:rsid="00307a1a" style:font-weight-asian="normal" style:font-weight-complex="normal"/>
    </style:style>
    <style:style style:name="T11" style:family="text">
      <style:text-properties officeooo:rsid="00282a39"/>
    </style:style>
    <style:style style:name="T12" style:family="text">
      <style:text-properties officeooo:rsid="002c2dd5"/>
    </style:style>
    <style:style style:name="T13" style:family="text">
      <style:text-properties officeooo:rsid="00330fbb"/>
    </style:style>
    <style:style style:name="T14" style:family="text">
      <style:text-properties officeooo:rsid="00337172"/>
    </style:style>
    <style:style style:name="T15" style:family="text">
      <style:text-properties fo:font-variant="normal" fo:text-transform="none" fo:letter-spacing="normal"/>
    </style:style>
    <style:style style:name="T16"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officeooo:rsid="003e8f2d"/>
    </style:style>
    <style:style style:name="T18" style:family="text">
      <style:text-properties fo:font-style="italic" style:font-style-asian="italic" style:font-style-complex="italic"/>
    </style:style>
    <style:style style:name="T19" style:family="text">
      <style:text-properties fo:font-style="italic" officeooo:rsid="0042779b" style:font-style-asian="italic" style:font-style-complex="italic"/>
    </style:style>
    <style:style style:name="T20" style:family="text">
      <style:text-properties officeooo:rsid="0042779b"/>
    </style:style>
    <style:style style:name="T21" style:family="text">
      <style:text-properties fo:font-size="10pt" fo:font-style="italic" officeooo:rsid="0042779b"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escenario de pruebas </text:p>
      <text:p text:style-name="P2">(Provisional)</text:p>
      <text:p text:style-name="P3"/>
      <text:p text:style-name="P26">INDICE(FUTUR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35"><text:a xlink:type="simple" xlink:href="#__RefHeading___Toc379_312881351" text:style-name="Index_20_Link" text:visited-style-name="Index_20_Link">Introducción<text:tab/>3</text:a></text:p>
          <text:p text:style-name="P34"><text:a xlink:type="simple" xlink:href="#__RefHeading___Toc381_312881351" text:style-name="Index_20_Link" text:visited-style-name="Index_20_Link"><text:s/>Objetivo del proyecto<text:tab/>4</text:a></text:p>
          <text:p text:style-name="P34"><text:a xlink:type="simple" xlink:href="#__RefHeading___Toc383_312881351" text:style-name="Index_20_Link" text:visited-style-name="Index_20_Link"><text:s/>Introducción a LXC<text:tab/>5</text:a></text:p>
          <text:p text:style-name="P34"><text:a xlink:type="simple" xlink:href="#__RefHeading___Toc385_312881351" text:style-name="Index_20_Link" text:visited-style-name="Index_20_Link"><text:s/>Introducción a Ansible<text:tab/>7</text:a></text:p>
          <text:p text:style-name="P34"><text:a xlink:type="simple" xlink:href="#__RefHeading___Toc387_312881351" text:style-name="Index_20_Link" text:visited-style-name="Index_20_Link">Descripción del escenario<text:tab/>10</text:a></text:p>
          <text:p text:style-name="P34"><text:a xlink:type="simple" xlink:href="#__RefHeading___Toc389_312881351" text:style-name="Index_20_Link" text:visited-style-name="Index_20_Link">Planteamiento de despliegue (?)<text:tab/>11</text:a></text:p>
          <text:p text:style-name="P34"><text:a xlink:type="simple" xlink:href="#__RefHeading___Toc391_312881351" text:style-name="Index_20_Link" text:visited-style-name="Index_20_Link">Ejemplos de recetas o formas de despliegue(?)<text:tab/>12</text:a></text:p>
        </text:index-body>
      </text:table-of-content>
      <text:p text:style-name="P3"/>
      <text:h text:style-name="P36" text:outline-level="1"><text:bookmark-start text:name="__RefHeading___Toc379_312881351"/>Introducción<text:bookmark-end text:name="__RefHeading___Toc379_312881351"/></text:h>
      <text:p text:style-name="P5"><text:tab/>Objetivo del proyecto</text:p>
      <text:p text:style-name="P5"><text:tab/></text:p>
      <text:p text:style-name="P5"><text:tab/>Introducción a LXC </text:p>
      <text:p text:style-name="P5"/>
      <text:p text:style-name="P5"><text:tab/>Introducción a Ansible</text:p>
      <text:p text:style-name="P5"/>
      <text:p text:style-name="P5"/>
      <text:h text:style-name="P37" text:outline-level="2"><text:bookmark-start text:name="__RefHeading___Toc381_312881351"/><text:tab/>Objetivo del proyecto<text:bookmark-end text:name="__RefHeading___Toc381_312881351"/></text:h>
      <text:p text:style-name="P5"><text:tab/></text:p>
      <text:p text:style-name="P4">despliegue de forma automática de un escenario de pruebas “base” para el curso.<text:span text:style-name="T1">(???)</text:span></text:p>
      <text:h text:style-name="P37" text:outline-level="2"><text:bookmark-start text:name="__RefHeading___Toc383_312881351"/><text:tab/>Introducción a LXC <text:bookmark-end text:name="__RefHeading___Toc383_312881351"/></text:h>
      <text:p text:style-name="P5"/>
      <text:p text:style-name="P5"/>
      <text:p text:style-name="P14">Linux Containers o LXC es <text:span text:style-name="T12">una tecnología de virtalización a nivel del SO, lo que implica que no virtualiza del hardware, llegando a usar el mismo </text:span><text:span text:style-name="T7">kernel</text:span><text:span text:style-name="T9"> del “anfitrión”.</text:span></text:p>
      <text:p text:style-name="P48"/>
      <text:p text:style-name="P48"/>
      <text:p text:style-name="P14"/>
      <text:p text:style-name="P15">https://es.wikipedia.org/wiki/LXC</text:p>
      <text:p text:style-name="P24">Instalación :</text:p>
      <table:table table:name="Tabla1" table:style-name="Tabla1">
        <table:table-column table:style-name="Tabla1.A"/>
        <table:table-row>
          <table:table-cell table:style-name="Tabla1.A1" office:value-type="string">
            <text:p text:style-name="P28">Apt install lxc</text:p>
          </table:table-cell>
        </table:table-row>
      </table:table>
      <text:p text:style-name="P7"/>
      <text:p text:style-name="P10">Para usar funciones de red como <text:span text:style-name="T6">bridges por software </text:span><text:span text:style-name="T8">necesitaremos instalar el paquete </text:span><text:span text:style-name="T6">bridge-utils</text:span><text:span text:style-name="T8">.</text:span></text:p>
      <text:p text:style-name="P6">¿Por que lxc para el proyecto?</text:p>
      <text:p text:style-name="P6"/>
      <text:p text:style-name="P5">Someone examples~ </text:p>
      <text:p text:style-name="P5"/>
      <text:p text:style-name="P8">Ejemplo de LXC:</text:p>
      <table:table table:name="Tabla2" table:style-name="Tabla2">
        <table:table-column table:style-name="Tabla2.A"/>
        <table:table-row>
          <table:table-cell table:style-name="Tabla2.A1" office:value-type="string">
            <text:p text:style-name="P29">lxc-create -t debian -n ejemplo-proyecto</text:p>
          </table:table-cell>
        </table:table-row>
      </table:table>
      <text:p text:style-name="P8"/>
      <text:p text:style-name="P9">Podemos ver las máquinas creadas con:</text:p>
      <table:table table:name="Tabla3" table:style-name="Tabla3">
        <table:table-column table:style-name="Tabla3.A"/>
        <table:table-row>
          <table:table-cell table:style-name="Tabla3.A1" office:value-type="string">
            <text:p text:style-name="P30">lxc-ls</text:p>
            <text:p text:style-name="P30">ejemplo-proyecto maquinaorigen <text:s text:c="3"/>sandbox </text:p>
          </table:table-cell>
        </table:table-row>
      </table:table>
      <text:p text:style-name="P52">(Para poder hacer un <text:span text:style-name="T6">lxc-ls</text:span><text:span text:style-name="T8"> en centos necesitamos el siguiente paquete: lxc-extra.x86_64</text:span>)</text:p>
      <text:p text:style-name="P9">E Iniciamos cualquiera de ellas con:</text:p>
      <table:table table:name="Tabla4" table:style-name="Tabla4">
        <table:table-column table:style-name="Tabla4.A"/>
        <table:table-row>
          <table:table-cell table:style-name="Tabla4.A1" office:value-type="string">
            <text:p text:style-name="P30">lxc-start -n ejemplo-proyecto</text:p>
          </table:table-cell>
        </table:table-row>
      </table:table>
      <text:p text:style-name="P9"/>
      <text:p text:style-name="P9">Tras eso unimos una consola al contenedor con:</text:p>
      <table:table table:name="Tabla5" table:style-name="Tabla5">
        <table:table-column table:style-name="Tabla5.A"/>
        <table:table-row>
          <table:table-cell table:style-name="Tabla5.A1" office:value-type="string">
            <text:p text:style-name="P30">lxc-attach -n ejemplo-proyecto</text:p>
            <text:p text:style-name="P30">root@ejemplo-proyecto:/# hostname</text:p>
            <text:p text:style-name="P30">ejemplo-proyecto</text:p>
          </table:table-cell>
        </table:table-row>
      </table:table>
      <text:p text:style-name="P9"/>
      <text:p text:style-name="P9">O podemos iniciar la consola al la vez que lanzamos el contenedor:</text:p>
      <table:table table:name="Tabla8" table:style-name="Tabla8">
        <table:table-column table:style-name="Tabla8.A"/>
        <table:table-row>
          <table:table-cell table:style-name="Tabla8.A1" office:value-type="string">
            <text:p text:style-name="P27"/>
          </table:table-cell>
        </table:table-row>
      </table:table>
      <text:p text:style-name="P9"/>
      <text:p text:style-name="P9"/>
      <text:p text:style-name="P11">Podemos parar cualquier contenedor con:</text:p>
      <table:table table:name="Tabla6" table:style-name="Tabla6">
        <table:table-column table:style-name="Tabla6.A"/>
        <table:table-row>
          <table:table-cell table:style-name="Tabla6.A1" office:value-type="string">
            <text:p text:style-name="P31">lxc-stop -n ejemplo-proyecto</text:p>
          </table:table-cell>
        </table:table-row>
      </table:table>
      <text:p text:style-name="P11"/>
      <text:p text:style-name="P11">Y eliminarlo con esta orden:</text:p>
      <table:table table:name="Tabla7" table:style-name="Tabla7">
        <table:table-column table:style-name="Tabla7.A"/>
        <table:table-row>
          <table:table-cell table:style-name="Tabla7.A1" office:value-type="string">
            <text:p text:style-name="P31">lxc-destroy -n ejemplo-proyecto</text:p>
            <text:p text:style-name="P31">Destroyed container ejemplo-proyecto</text:p>
          </table:table-cell>
        </table:table-row>
      </table:table>
      <text:p text:style-name="P11"/>
      <text:h text:style-name="P37" text:outline-level="2"><text:bookmark-start text:name="__RefHeading___Toc385_312881351"/><text:tab/>Introducción a Ansible<text:bookmark-end text:name="__RefHeading___Toc385_312881351"/></text:h>
      <text:p text:style-name="P5"/>
      <text:p text:style-name="P16">Es una herramienta de orquestación que permite configurar y administrar de forma automática .</text:p>
      <text:p text:style-name="P17">Ansible maneja otras máquinas mediante el protocolo <text:span text:style-name="T6">ssh </text:span><text:span text:style-name="T8">por lo que no requiere la instalación de un agente propio.</text:span></text:p>
      <text:p text:style-name="P17"><text:span text:style-name="T10">C</text:span><text:span text:style-name="T8">uando se quiere manejar una máquina con </text:span><text:span text:style-name="T6">Ubuntu</text:span><text:span text:style-name="T8">, con este sistema tendremos que instalar </text:span><text:span text:style-name="T6">sshpass</text:span><text:span text:style-name="T8"> o nos dará problemas de conexión.</text:span></text:p>
      <text:p text:style-name="P49"/>
      <text:p text:style-name="P18"><text:span text:style-name="T8">Ansible se sirve de sus </text:span><text:span text:style-name="T6">playbook</text:span><text:span text:style-name="T8"> para realizar tareas realizándolas sobre </text:span><text:span text:style-name="T10">máquinas, grupos de máquinas o aprovechando las funcionalidades extras que ofrecen los roles.</text:span></text:p>
      <text:p text:style-name="P50"/>
      <text:p text:style-name="P50"><text:s/></text:p>
      <text:p text:style-name="P23">examples <text:span text:style-name="T11">Ansible</text:span></text:p>
      <text:p text:style-name="P5"/>
      <text:p text:style-name="P12">Podemos probar la conexión desde nuestra máquina a otra (a si misma, ya sea por <text:span text:style-name="T6">lo </text:span><text:span text:style-name="T8">o una interfaz externa dará problemas en debian Jessie</text:span>).</text:p>
      <text:p text:style-name="P12"/>
      <text:p text:style-name="P12">Si lo hicieramos por comandos sería así:</text:p>
      <table:table table:name="Tabla9" table:style-name="Tabla9">
        <table:table-column table:style-name="Tabla9.A"/>
        <table:table-row>
          <table:table-cell table:style-name="Tabla9.A1" office:value-type="string">
            <text:p text:style-name="P32">ansible matrix -m ping -u usuario -k</text:p>
            <text:p text:style-name="P32">SSH password: </text:p>
            <text:p text:style-name="P32">192.168.0.61 | SUCCESS =&gt; {</text:p>
            <text:p text:style-name="P32"><text:s text:c="4"/>"changed": false, </text:p>
            <text:p text:style-name="P32"><text:s text:c="4"/>"ping": "pong"</text:p>
            <text:p text:style-name="P32">}</text:p>
          </table:table-cell>
        </table:table-row>
      </table:table>
      <text:p text:style-name="P12"/>
      <text:p text:style-name="P12">El host <text:span text:style-name="T6">Matrix </text:span><text:span text:style-name="T8"><text:s/>tendremos que haberlo añadido previamente a un fichero llamado </text:span><text:span text:style-name="T6">hosts</text:span><text:span text:style-name="T8"> que estará en el directorio desde el que lanzaremos las ordenes.</text:span></text:p>
      <text:p text:style-name="P19"/>
      <text:p text:style-name="P12"><text:span text:style-name="T8">Ejemplo de host para la máquina </text:span><text:span text:style-name="T6">matrix</text:span><text:span text:style-name="T8">:</text:span></text:p>
      <table:table table:name="Tabla10" table:style-name="Tabla10">
        <table:table-column table:style-name="Tabla10.A"/>
        <table:table-row>
          <table:table-cell table:style-name="Tabla10.A1" office:value-type="string">
            <text:p text:style-name="P32">[matrix]</text:p>
            <text:p text:style-name="P32">192.168.0.61</text:p>
          </table:table-cell>
        </table:table-row>
      </table:table>
      <text:p text:style-name="P19"/>
      <text:p text:style-name="P13"><text:span text:style-name="T8">También podemos lanzar esta operación con un </text:span><text:span text:style-name="T6">playbook </text:span><text:span text:style-name="T8">, el cual se llamaría , por ejemplo, </text:span><text:span text:style-name="T6">ping.yml</text:span><text:span text:style-name="T8"> y tendría una sintaxis como esta:</text:span></text:p>
      <table:table table:name="Tabla11" table:style-name="Tabla11">
        <table:table-column table:style-name="Tabla11.A"/>
        <table:table-row>
          <table:table-cell table:style-name="Tabla11.A1" office:value-type="string">
            <text:p text:style-name="P33">---</text:p>
            <text:p text:style-name="P33"><text:s/>- name: prueba ping</text:p>
            <text:p text:style-name="P33"><text:s text:c="3"/>hosts: matrix</text:p>
            <text:p text:style-name="P33"><text:s text:c="3"/>vars:</text:p>
            <text:p text:style-name="P33"><text:s text:c="4"/>- ansible_user: usuario</text:p>
            <text:p text:style-name="P33"><text:s/>- tasks:</text:p>
            <text:p text:style-name="P33"><text:s text:c="4"/>- action: ping</text:p>
          </table:table-cell>
        </table:table-row>
      </table:table>
      <text:p text:style-name="P20"/>
      <text:p text:style-name="P21">Y se usaría así:</text:p>
      <table:table table:name="Tabla12" table:style-name="Tabla12">
        <table:table-column table:style-name="Tabla12.A"/>
        <table:table-row>
          <table:table-cell table:style-name="Tabla12.A1" office:value-type="string">
            <text:p text:style-name="P33">ansible-playbook ping.yml -k</text:p>
            <text:p text:style-name="P33">SSH password: </text:p>
            <text:p text:style-name="P33"/>
            <text:p text:style-name="P33">PLAY [prueba ping] *************************************************************</text:p>
            <text:p text:style-name="P33"/>
            <text:p text:style-name="P33">TASK [setup] *******************************************************************</text:p>
            <text:p text:style-name="P33">ok: [192.168.0.61]</text:p>
          </table:table-cell>
        </table:table-row>
      </table:table>
      <text:p text:style-name="P21"/>
      <text:p text:style-name="P25">Formas de autenticación con ansible:</text:p>
      <text:p text:style-name="P20"/>
      <text:p text:style-name="P13"><text:span text:style-name="T8">ejemplso </text:span><text:a xlink:type="simple" xlink:href="http://docs.ansible.com/ansible/become.html" text:style-name="Internet_20_link" text:visited-style-name="Visited_20_Internet_20_Link"><text:span text:style-name="T8">http://docs.ansible.com/ansible/become.html</text:span></text:a></text:p>
      <text:p text:style-name="P20"/>
      <text:h text:style-name="P39" text:outline-level="2">Playbook con lxc</text:h>
      <text:p text:style-name="P70"/>
      <text:p text:style-name="P72">Una vez conozcamos algunos conceptos de lxc podremos empezar a crear contenedores de forma automática con ansible </text:p>
      <text:p text:style-name="P76">Un ejemplo de Playbook para lxc sería el siguiente:</text:p>
      <table:table table:name="Tabla19" table:style-name="Tabla19">
        <table:table-column table:style-name="Tabla19.A"/>
        <table:table-row>
          <table:table-cell table:style-name="Tabla19.A1" office:value-type="string">
            <text:p text:style-name="P47">---</text:p>
            <text:p text:style-name="P47"><text:s/>- hosts: local</text:p>
            <text:p text:style-name="P47"><text:s text:c="3"/>sudo_user: root <text:span text:style-name="T20">← </text:span><text:span text:style-name="T21">El usuario al que quieres acceder como root(usa las credenciales del usuario)</text:span></text:p>
            <text:p text:style-name="P47"><text:s text:c="3"/>tasks:</text:p>
            <text:p text:style-name="P47"/>
            <text:p text:style-name="P47"><text:s text:c="4"/>- name: prueba contenedor</text:p>
            <text:p text:style-name="P47"><text:s text:c="6"/>lxc_container:</text:p>
            <text:p text:style-name="P47"><text:s text:c="8"/>name: ubuntu-prueba <text:span text:style-name="T20">← </text:span><text:span text:style-name="T21">Nombre del contenedor.</text:span></text:p>
            <text:p text:style-name="P47"><text:s text:c="8"/>container_log: true</text:p>
            <text:p text:style-name="P47"><text:s text:c="8"/>template: ubuntu <text:span text:style-name="T20">← </text:span><text:span text:style-name="T21">SO del contenedor.</text:span></text:p>
            <text:p text:style-name="P47"><text:s text:c="8"/>state: started <text:span text:style-name="T20">← </text:span><text:span text:style-name="T21">El estado con el que se quedará la máquina tras instalarse.</text:span></text:p>
            <text:p text:style-name="P47"><text:s text:c="8"/>template_options: --release trusty <text:span text:style-name="T20">← </text:span><text:span text:style-name="T21">Versión de ubuntu</text:span></text:p>
          </table:table-cell>
        </table:table-row>
      </table:table>
      <text:p text:style-name="P76"/>
      <text:p text:style-name="P67">Y lo ejecutaríamos con:</text:p>
      <table:table table:name="Tabla20" table:style-name="Tabla20">
        <table:table-column table:style-name="Tabla20.A"/>
        <table:table-row>
          <table:table-cell table:style-name="Tabla20.A1" office:value-type="string">
            <text:p text:style-name="P47">[root@nodriza ansible]# ansible-playbook ubuntu-prueba.yml -u usuario</text:p>
          </table:table-cell>
        </table:table-row>
      </table:table>
      <text:p text:style-name="P67"><text:span text:style-name="T18"/></text:p>
      <text:p text:style-name="P74">La opción “<text:span text:style-name="T6">-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72"/>
      <text:p text:style-name="P54">chroot /var/lib/lxc/centos_lxc/rootfs passwd</text:p>
      <text:p text:style-name="P75">http://www.itzgeek.com/how-tos/linux/centos-how-tos/setup-linux-container-with-lxc-on-centos-7-rhel-7.html</text:p>
      <text:h text:style-name="P40" text:outline-level="2">Ejemplos de recetas o formas de despliegue(?)</text:h>
      <text:p text:style-name="P72">Lxc + instalación</text:p>
      <text:h text:style-name="P37" text:outline-level="2"><text:bookmark-start text:name="__RefHeading___Toc387_312881351"/>Descripción del escenario<text:bookmark-end text:name="__RefHeading___Toc387_312881351"/></text:h>
      <text:h text:style-name="P37" text:outline-level="2"><text:bookmark-start text:name="__RefHeading___Toc389_312881351"/>Planteamiento de despliegue (?)<text:bookmark-end text:name="__RefHeading___Toc389_312881351"/></text:h>
      <text:p text:style-name="Text_20_body"/>
      <text:p text:style-name="P69">El escenario está compuesto por máquinas montadas sobre Linux Container, las cuales se instalaran y configurarán mediante “recetas” con unos servicios concretos, permitiéndonos usarlas para hacer pruebas sobre ellas, por ejemplo para tareas de clase.</text:p>
      <text:p text:style-name="P69"/>
      <text:p text:style-name="P71">Lisa</text:p>
      <text:p text:style-name="P71"/>
      <text:p text:style-name="P71">Barney</text:p>
      <text:p text:style-name="P71"/>
      <text:p text:style-name="P71">Homer</text:p>
      <text:h text:style-name="P36" text:outline-level="1">Preparación del anfitrión</text:h>
      <text:p text:style-name="P57">Como anfitrión he usado centos7 tas haber probado con ubuntu y debian.</text:p>
      <text:p text:style-name="P57">Comenzé porbando con debian pero la versión que traía de ansible no daba soporte para lxc(creación de playbook que levantasen contenedores).</text:p>
      <text:p text:style-name="P57">Tras eso probé con ubuntu 16.04 , el cual sabía que tenía soporte para lxc pero me topé con que no podía usar lxc sobre la misma máquina(por <text:span text:style-name="T6">lo</text:span><text:span text:style-name="T8"> o cualquier interfaz de red externa</text:span>) lo cual requería para automatizar el despliegue de lxc.</text:p>
      <text:p text:style-name="P57">Acabé usando centos 7 ya que poseía lo necesario para continuar el proyecto.</text:p>
      <text:p text:style-name="P57"/>
      <text:h text:style-name="Heading_20_2" text:outline-level="2">Instalación de componentes - <text:span text:style-name="T13">Manual</text:span></text:h>
      <text:p text:style-name="P58"><text:span text:style-name="T8"/></text:p>
      <text:p text:style-name="P59"><text:span text:style-name="T8">Los componentes a instalar son : </text:span></text:p>
      <text:list xml:id="list8304509161528499135" text:style-name="L1">
        <text:list-item>
          <text:p text:style-name="P60">Ansible</text:p>
        </text:list-item>
        <text:list-item>
          <text:p text:style-name="P60">LXC</text:p>
        </text:list-item>
        <text:list-item>
          <text:p text:style-name="P73">Bridge-utils</text:p>
        </text:list-item>
        <text:list-item>
          <text:p text:style-name="P55"><text:span text:style-name="T15">libvirt</text:span></text:p>
        </text:list-item>
        <text:list-item>
          <text:p text:style-name="P53">debootstrap </text:p>
        </text:list-item>
        <text:list-item>
          <text:p text:style-name="P56"><text:span text:style-name="T15">perl</text:span></text:p>
        </text:list-item>
        <text:list-item>
          <text:p text:style-name="P60">apt-dpkg(????)(Es necesario para desplegar debian y ubuntu)</text:p>
        </text:list-item>
      </text:list>
      <text:p text:style-name="P61">Podemos instalarlo directamente con las siguientes órdenes: </text:p>
      <table:table table:name="Tabla13" table:style-name="Tabla13">
        <table:table-column table:style-name="Tabla13.A"/>
        <table:table-row>
          <table:table-cell table:style-name="Tabla13.A1" office:value-type="string">
            <text:p text:style-name="P41"><text:span text:style-name="T17">[root@nodriza usuario]# </text:span>yum update &amp;&amp; yum install epel-release.noarch</text:p>
            <text:p text:style-name="P41"><text:span text:style-name="T17">[root@nodriza usuario]# </text:span>yum install ansible lxc bridge-utils <text:span text:style-name="T16">libvirt </text:span><text:span text:style-name="T16">debootstrap </text:span></text:p>
          </table:table-cell>
        </table:table-row>
      </table:table>
      <text:p text:style-name="P61"/>
      <text:p text:style-name="P66">Ahora iniciamos libvirt y lxc:</text:p>
      <table:table table:name="Tabla18" table:style-name="Tabla18">
        <table:table-column table:style-name="Tabla18.A"/>
        <table:table-row>
          <table:table-cell table:style-name="Tabla18.A1" office:value-type="string">
            <text:p text:style-name="P46">[root@nodriza usuario]# systemctl start lxc.service</text:p>
            <text:p text:style-name="P46">[root@nodriza usuario]# systemctl start libvirtd</text:p>
          </table:table-cell>
        </table:table-row>
      </table:table>
      <text:p text:style-name="P66"><text:s/></text:p>
      <text:p text:style-name="P61">Con eso ya tendríamos suficiente para comenzar los despliegues.</text:p>
      <text:h text:style-name="P38" text:outline-level="2">Instalación de componentes – automatizada</text:h>
      <text:p text:style-name="P62"/>
      <text:p text:style-name="P61">Después de repetir varias veces el despliegue en distintos SOs se me ocurrió automatizar la instalación de varios de los componentes.</text:p>
      <text:p text:style-name="P63">No es tan importante ya que la instalación de dichos componentes es simple pero decidí hacerlo de esta forma para ir tomando contacto con <text:span text:style-name="T6">Ansible</text:span>.</text:p>
      <text:p text:style-name="P63">Comenzamos <text:s/>instalando <text:span text:style-name="T6">ansible</text:span>:</text:p>
      <table:table table:name="Tabla14" table:style-name="Tabla14">
        <table:table-column table:style-name="Tabla14.A"/>
        <table:table-row>
          <table:table-cell table:style-name="Tabla14.A1" office:value-type="string">
            <text:p text:style-name="P42"><text:span text:style-name="T14">yum install epel-release.noarch ansible</text:span> </text:p>
          </table:table-cell>
        </table:table-row>
      </table:table>
      <text:p text:style-name="P63"/>
      <text:p text:style-name="P63"><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63"><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43">[local]</text:p>
            <text:p text:style-name="P43">127.0.0.1</text:p>
          </table:table-cell>
        </table:table-row>
      </table:table>
      <text:p text:style-name="P63"><text:span text:style-name="T4"/></text:p>
      <text:p text:style-name="P64"><text:span text:style-name="T4">Podemos comprobar que ansible funciona con una sencilla prueba, ping:</text:span></text:p>
      <table:table table:name="Tabla16" table:style-name="Tabla16">
        <table:table-column table:style-name="Tabla16.A"/>
        <table:table-row>
          <table:table-cell table:style-name="Tabla16.A1" office:value-type="string">
            <text:p text:style-name="P44">[root@nodriza ansible]# ansible local -m ping -u usuario</text:p>
            <text:p text:style-name="P44">127.0.0.1 | SUCCESS =&gt; {</text:p>
            <text:p text:style-name="P44"><text:s text:c="4"/>"changed": false,</text:p>
            <text:p text:style-name="P44"><text:s text:c="4"/>"ping": "pong"</text:p>
            <text:p text:style-name="P44">}</text:p>
          </table:table-cell>
        </table:table-row>
      </table:table>
      <text:p text:style-name="P64"><text:span text:style-name="T4"/></text:p>
      <text:p text:style-name="P65"><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65"><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5">[root@nodriza ansible]# vim prepare-host.yml</text:p>
            <text:p text:style-name="P45"/>
          </table:table-cell>
        </table:table-row>
      </table:table>
      <text:p text:style-name="P65"><text:span text:style-name="T4"/></text:p>
      <text:h text:style-name="P39" text:outline-level="2">Despliegue del escenario</text:h>
      <text:p text:style-name="P70"/>
      <text:p text:style-name="P68">El escenario está compuesto por máquinas montadas sobre Linux Container, las cuales se instalaran y configurarán mediante “recetas” con unos servicios concretos, permitiéndonos usarlas para hacer pruebas sobre ellas, por ejemplo para tareas de clase.</text:p>
      <text:p text:style-name="P68"/>
      <text:p text:style-name="P77"><text:span text:style-name="T3">Bibliografía</text:span><text:span text:style-name="T5">:</text:span></text:p>
      <text:p text:style-name="P22"><text:a xlink:type="simple" xlink:href="http://docs.ansible.com/ansible/playbooks_roles.html" text:style-name="Internet_20_link" text:visited-style-name="Visited_20_Internet_20_Link"><text:span text:style-name="T8">http://docs.ansible.com/ansible/playbooks_roles.html</text:span></text:a></text:p>
      <text:p text:style-name="P22"><text:a xlink:type="simple" xlink:href="https://docs.ansible.com/ansible/include_role_module.html" text:style-name="Internet_20_link" text:visited-style-name="Visited_20_Internet_20_Link"><text:span text:style-name="T8">https://docs.ansible.com/ansible/include_role_module.html</text:span></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08T16:45:27.883000000</dc:date>
    <meta:editing-duration>PT5H14M5S</meta:editing-duration>
    <meta:editing-cycles>25</meta:editing-cycles>
    <meta:document-statistic meta:table-count="20" meta:image-count="0" meta:object-count="0" meta:page-count="17" meta:paragraph-count="152" meta:word-count="1043" meta:character-count="7328" meta:non-whitespace-character-count="6317"/>
  </office:meta>
</office:document-meta>
</file>